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451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295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 table:number-columns-repeated="2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3" office:value-type="string">
            <text:p>Dashboard – étude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3" office:value-type="string">
            <text:p>Dashboard – acompte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6" office:value-type="string">
            <text:p>Dashboard – frai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20:57:14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1T20:58:42.90</dc:date>
    <meta:editing-duration>PT6H9M57S</meta:editing-duration>
    <meta:editing-cycles>14</meta:editing-cycles>
    <meta:generator>LibreOffice/3.6$Windows_x86 LibreOffice_project/2ef5aff-a6fb0ff-166bdff-cf087ad-0f1389</meta:generator>
    <meta:document-statistic meta:table-count="3" meta:cell-count="272" meta:object-count="0"/>
  </office:meta>
</office:document-meta>
</file>